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729e4b7030" style:family="table" style:master-page-name="ta-mp-0x7f729e4b7030">
      <style:table-properties table:display="true" style:writing-mode="lr-tb"/>
    </style:style>
    <style:style style:name="ta-0x7f729e4b7220" style:family="table" style:master-page-name="ta-mp-0x7f729e4b7220">
      <style:table-properties table:display="true" style:writing-mode="lr-tb"/>
    </style:style>
    <style:style style:name="ta-0x7f729e4b7410" style:family="table" style:master-page-name="ta-mp-0x7f729e4b7410">
      <style:table-properties table:display="true" style:writing-mode="lr-tb"/>
    </style:style>
    <style:style style:name="ta-0x7f729e4b7600" style:family="table" style:master-page-name="ta-mp-0x7f729e4b7600">
      <style:table-properties table:display="true" style:writing-mode="lr-tb"/>
    </style:style>
    <style:style style:name="ta-0x7f729e4b77f0" style:family="table" style:master-page-name="ta-mp-0x7f729e4b77f0">
      <style:table-properties table:display="true" style:writing-mode="lr-tb"/>
    </style:style>
    <style:style style:name="ta-0x7f729e4b79e0" style:family="table" style:master-page-name="ta-mp-0x7f729e4b79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729e5557d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590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5a2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5b5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5c7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29e555d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56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4e50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29e555ff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443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47a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5e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4e52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29e55611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64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68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624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65b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69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6b8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49f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4b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6a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4e53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29e556c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702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73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6dd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714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74c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771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468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43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75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4e54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29e55783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7bb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7f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796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7cd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805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aa3609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533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521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aa3608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4e55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2aa360a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aa360e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aa3611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aa360c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aa360f9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aa3613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aa3615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4fc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55558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aa3614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9e4e56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2aa3616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aa361a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aa361d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aa3617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aa361b2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2aa361e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204.75pt" style:use-optimal-column-width="fals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330.00pt" style:use-optimal-column-width="false"/>
    </style:style>
    <style:style style:name="ACOL-6" style:family="table-column">
      <style:table-column-properties style:column-width="197.25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729e55b43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729e56385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729e565f5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729e568c1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729e4b7030" table:print="false">
        <office:forms form:automatic-focus="false" form:apply-design-mode="false">
          <form:form/>
        </office:forms>
        <table:table-column table:default-cell-style-name="ACE-0x7f729e5556b0" table:style-name="ACOL-1"/>
        <table:table-column table:style-name="ACOL-0" table:number-columns-repeated="127"/>
        <table:table-row table:style-name="AROW-0">
          <table:table-cell table:style-name="ACE-0x7f729e5557d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729e555900" table:content-validation-name="VAL-0x7f729e55b43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729e555a28" table:content-validation-name="VAL-0x7f729e56385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729e555b50" table:content-validation-name="VAL-0x7f729e565f50" office:value-type="string">
            <text:p>selectCategoryFromCategoryPopUp</text:p>
          </table:table-cell>
          <table:table-cell table:number-columns-repeated="127" table:style-name="Gnumeric-default"/>
        </table:table-row>
        <table:table-row table:style-name="AROW-0">
          <table:table-cell table:style-name="ACE-0x7f729e555c7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729e555da0" table:content-validation-name="VAL-0x7f729e568c1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729e4b7220" table:print="false">
        <office:forms form:automatic-focus="false" form:apply-design-mode="false">
          <form:form/>
        </office:forms>
        <table:table-column table:default-cell-style-name="ACE-0x7f729e555ec8" table:style-name="ACOL-3"/>
        <table:table-column table:default-cell-style-name="ACE-0x7f729e555ec8" table:style-name="ACOL-4"/>
        <table:table-column table:default-cell-style-name="ACE-0x7f729e555ec8" table:style-name="ACOL-5"/>
        <table:table-column table:default-cell-style-name="ACE-0x7f729e555ec8" table:style-name="ACOL-6"/>
        <table:table-column table:default-cell-style-name="ACE-0x7f729e555ec8" table:style-name="ACOL-7" table:number-columns-repeated="2"/>
        <table:table-column table:default-cell-style-name="ACE-0x7f729e555ec8" table:style-name="ACOL-8"/>
        <table:table-column table:default-cell-style-name="ACE-0x7f729e555ec8" table:style-name="ACOL-9"/>
        <table:table-column table:default-cell-style-name="ACE-0x7f729e4e5200" table:style-name="ACOL-0" table:number-columns-repeated="120"/>
        <table:table-row table:style-name="AROW-0">
          <table:table-cell table:style-name="ACE-0x7f729e555ff0" office:value-type="string">
            <text:p>User Name</text:p>
          </table:table-cell>
          <table:table-cell table:style-name="ACE-0x7f729e556118" office:value-type="string">
            <text:p>Password</text:p>
          </table:table-cell>
          <table:table-cell table:style-name="ACE-0x7f729e556118" office:value-type="string">
            <text:p>Category Name</text:p>
          </table:table-cell>
          <table:table-cell table:style-name="ACE-0x7f729e556240" office:value-type="string">
            <text:p>Message</text:p>
          </table:table-cell>
          <table:table-cell table:number-columns-repeated="4" table:style-name="ACE-0x7f729e555ec8"/>
          <table:table-cell table:number-columns-repeated="120" table:style-name="ACE-0x7f729e4e5200"/>
        </table:table-row>
        <table:table-row table:style-name="AROW-0">
          <table:table-cell table:style-name="ACE-0x7f729e554430" office:value-type="string">
            <text:p>testshopclue@sc.com</text:p>
          </table:table-cell>
          <table:table-cell table:style-name="ACE-0x7f729e556490" office:value-type="float" office:value="123456">
            <text:p>123456</text:p>
          </table:table-cell>
          <table:table-cell table:style-name="ACE-0x7f729e556490" office:value-type="string">
            <text:p>Health is Wealth##Flash Sale##WholeSale##Computers</text:p>
          </table:table-cell>
          <table:table-cell table:style-name="ACE-0x7f729e5565b8" office:value-type="string">
            <text:p>The items were added successfully</text:p>
          </table:table-cell>
          <table:table-cell table:number-columns-repeated="4" table:style-name="ACE-0x7f729e555ec8"/>
          <table:table-cell table:number-columns-repeated="120" table:style-name="ACE-0x7f729e4e5200"/>
        </table:table-row>
        <table:table-row table:style-name="AROW-0">
          <table:table-cell table:style-name="ACE-0x7f729e5547a8" office:value-type="string">
            <text:p>testshopclue@sc.com</text:p>
          </table:table-cell>
          <table:table-cell table:style-name="ACE-0x7f729e556808" office:value-type="float" office:value="123456">
            <text:p>123456</text:p>
          </table:table-cell>
          <table:table-cell table:style-name="ACE-0x7f729e556808"/>
          <table:table-cell table:style-name="ACE-0x7f729e556930"/>
          <table:table-cell table:number-columns-repeated="4" table:style-name="ACE-0x7f729e555ec8"/>
          <table:table-cell table:number-columns-repeated="120" table:style-name="ACE-0x7f729e4e520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729e4e520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729e4b7410" table:print="false">
        <office:forms form:automatic-focus="false" form:apply-design-mode="false">
          <form:form/>
        </office:forms>
        <table:table-column table:default-cell-style-name="ACE-0x7f729e556a58" table:style-name="ACOL-3"/>
        <table:table-column table:default-cell-style-name="ACE-0x7f729e556a58" table:style-name="ACOL-4"/>
        <table:table-column table:default-cell-style-name="ACE-0x7f729e556a58" table:style-name="ACOL-5"/>
        <table:table-column table:default-cell-style-name="ACE-0x7f729e556a58" table:style-name="ACOL-6"/>
        <table:table-column table:default-cell-style-name="ACE-0x7f729e556a58" table:style-name="ACOL-7" table:number-columns-repeated="2"/>
        <table:table-column table:default-cell-style-name="ACE-0x7f729e556a58" table:style-name="ACOL-8"/>
        <table:table-column table:default-cell-style-name="ACE-0x7f729e556a58" table:style-name="ACOL-9"/>
        <table:table-column table:default-cell-style-name="ACE-0x7f729e4e5328" table:style-name="ACOL-0" table:number-columns-repeated="120"/>
        <table:table-row table:style-name="AROW-0">
          <table:table-cell table:style-name="ACE-0x7f729e556b80" office:value-type="string">
            <text:p>User Name</text:p>
          </table:table-cell>
          <table:table-cell table:style-name="ACE-0x7f729e556ca8" office:value-type="string">
            <text:p>Password</text:p>
          </table:table-cell>
          <table:table-cell table:style-name="ACE-0x7f729e556ca8" office:value-type="string">
            <text:p>Category Name</text:p>
          </table:table-cell>
          <table:table-cell table:style-name="ACE-0x7f729e556dd0" office:value-type="string">
            <text:p>Message</text:p>
          </table:table-cell>
          <table:table-cell table:number-columns-repeated="4" table:style-name="ACE-0x7f729e556a58"/>
          <table:table-cell table:number-columns-repeated="120" table:style-name="ACE-0x7f729e4e5328"/>
        </table:table-row>
        <table:table-row table:style-name="AROW-0">
          <table:table-cell table:style-name="ACE-0x7f729e5549f8" office:value-type="string">
            <text:p>testshopclue@sc.com</text:p>
          </table:table-cell>
          <table:table-cell table:style-name="ACE-0x7f729e557020" office:value-type="float" office:value="123456">
            <text:p>123456</text:p>
          </table:table-cell>
          <table:table-cell table:style-name="ACE-0x7f729e557020" office:value-type="string">
            <text:p>Health is Wealth##Flash Sale##WholeSale##Computers</text:p>
          </table:table-cell>
          <table:table-cell table:style-name="ACE-0x7f729e557148" office:value-type="string">
            <text:p>The items were added successfully</text:p>
          </table:table-cell>
          <table:table-cell table:number-columns-repeated="4" table:style-name="ACE-0x7f729e556a58"/>
          <table:table-cell table:number-columns-repeated="120" table:style-name="ACE-0x7f729e4e5328"/>
        </table:table-row>
        <table:table-row table:style-name="AROW-0">
          <table:table-cell table:style-name="ACE-0x7f729e554b20" office:value-type="string">
            <text:p>testshopclue@sc.com</text:p>
          </table:table-cell>
          <table:table-cell table:style-name="ACE-0x7f729e557398" office:value-type="float" office:value="123456">
            <text:p>123456</text:p>
          </table:table-cell>
          <table:table-cell table:style-name="ACE-0x7f729e557398"/>
          <table:table-cell table:style-name="ACE-0x7f729e5574c0"/>
          <table:table-cell table:number-columns-repeated="4" table:style-name="ACE-0x7f729e556a58"/>
          <table:table-cell table:number-columns-repeated="120" table:style-name="ACE-0x7f729e4e532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729e4e53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729e4b7600" table:print="false">
        <office:forms form:automatic-focus="false" form:apply-design-mode="false">
          <form:form/>
        </office:forms>
        <table:table-column table:default-cell-style-name="ACE-0x7f729e5575e8" table:style-name="ACOL-3"/>
        <table:table-column table:default-cell-style-name="ACE-0x7f729e5575e8" table:style-name="ACOL-4"/>
        <table:table-column table:default-cell-style-name="ACE-0x7f729e5575e8" table:style-name="ACOL-5"/>
        <table:table-column table:default-cell-style-name="ACE-0x7f729e5575e8" table:style-name="ACOL-6"/>
        <table:table-column table:default-cell-style-name="ACE-0x7f729e5575e8" table:style-name="ACOL-7" table:number-columns-repeated="2"/>
        <table:table-column table:default-cell-style-name="ACE-0x7f729e5575e8" table:style-name="ACOL-8"/>
        <table:table-column table:default-cell-style-name="ACE-0x7f729e5575e8" table:style-name="ACOL-9"/>
        <table:table-column table:default-cell-style-name="ACE-0x7f729e4e5450" table:style-name="ACOL-0" table:number-columns-repeated="120"/>
        <table:table-row table:style-name="AROW-0">
          <table:table-cell table:style-name="ACE-0x7f729e557710" office:value-type="string">
            <text:p>User Name</text:p>
          </table:table-cell>
          <table:table-cell table:style-name="ACE-0x7f729e557838" office:value-type="string">
            <text:p>Password</text:p>
          </table:table-cell>
          <table:table-cell table:style-name="ACE-0x7f729e557838" office:value-type="string">
            <text:p>Category Name</text:p>
          </table:table-cell>
          <table:table-cell table:style-name="ACE-0x7f729e557960" office:value-type="string">
            <text:p>Message</text:p>
          </table:table-cell>
          <table:table-cell table:number-columns-repeated="4" table:style-name="ACE-0x7f729e5575e8"/>
          <table:table-cell table:number-columns-repeated="120" table:style-name="ACE-0x7f729e4e5450"/>
        </table:table-row>
        <table:table-row table:style-name="AROW-0">
          <table:table-cell table:style-name="ACE-0x7f729e554680" office:value-type="string">
            <text:p>testshopclue@sc.com</text:p>
          </table:table-cell>
          <table:table-cell table:style-name="ACE-0x7f729e557bb0" office:value-type="float" office:value="123456">
            <text:p>123456</text:p>
          </table:table-cell>
          <table:table-cell table:style-name="ACE-0x7f729e557bb0" office:value-type="string">
            <text:p>Health is Wealth##Flash Sale##WholeSale##Computers</text:p>
          </table:table-cell>
          <table:table-cell table:style-name="ACE-0x7f729e557cd8" office:value-type="string">
            <text:p>The items were added successfully</text:p>
          </table:table-cell>
          <table:table-cell table:number-columns-repeated="4" table:style-name="ACE-0x7f729e5575e8"/>
          <table:table-cell table:number-columns-repeated="120" table:style-name="ACE-0x7f729e4e5450"/>
        </table:table-row>
        <table:table-row table:style-name="AROW-0">
          <table:table-cell table:style-name="ACE-0x7f729e554308" office:value-type="string">
            <text:p>testshopclue@sc.com</text:p>
          </table:table-cell>
          <table:table-cell table:style-name="ACE-0x7f729e557f28" office:value-type="float" office:value="123456">
            <text:p>123456</text:p>
          </table:table-cell>
          <table:table-cell table:style-name="ACE-0x7f729e557f28"/>
          <table:table-cell table:style-name="ACE-0x7f729e558050"/>
          <table:table-cell table:number-columns-repeated="4" table:style-name="ACE-0x7f729e5575e8"/>
          <table:table-cell table:number-columns-repeated="120" table:style-name="ACE-0x7f729e4e545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729e4e545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729e4b77f0" table:print="false">
        <office:forms form:automatic-focus="false" form:apply-design-mode="false">
          <form:form/>
        </office:forms>
        <table:table-column table:default-cell-style-name="ACE-0x7f72aa3608a8" table:style-name="ACOL-3"/>
        <table:table-column table:default-cell-style-name="ACE-0x7f72aa3608a8" table:style-name="ACOL-4"/>
        <table:table-column table:default-cell-style-name="ACE-0x7f72aa3608a8" table:style-name="ACOL-5"/>
        <table:table-column table:default-cell-style-name="ACE-0x7f72aa3608a8" table:style-name="ACOL-6"/>
        <table:table-column table:default-cell-style-name="ACE-0x7f72aa3608a8" table:style-name="ACOL-7" table:number-columns-repeated="2"/>
        <table:table-column table:default-cell-style-name="ACE-0x7f72aa3608a8" table:style-name="ACOL-8"/>
        <table:table-column table:default-cell-style-name="ACE-0x7f72aa3608a8" table:style-name="ACOL-9"/>
        <table:table-column table:default-cell-style-name="ACE-0x7f729e4e5578" table:style-name="ACOL-0" table:number-columns-repeated="120"/>
        <table:table-row table:style-name="AROW-0">
          <table:table-cell table:style-name="ACE-0x7f72aa3609d0" office:value-type="string">
            <text:p>User Name</text:p>
          </table:table-cell>
          <table:table-cell table:style-name="ACE-0x7f72aa360af8" office:value-type="string">
            <text:p>Password</text:p>
          </table:table-cell>
          <table:table-cell table:style-name="ACE-0x7f72aa360af8" office:value-type="string">
            <text:p>Category Name</text:p>
          </table:table-cell>
          <table:table-cell table:style-name="ACE-0x7f72aa360c20" office:value-type="string">
            <text:p>Message</text:p>
          </table:table-cell>
          <table:table-cell table:number-columns-repeated="4" table:style-name="ACE-0x7f72aa3608a8"/>
          <table:table-cell table:number-columns-repeated="120" table:style-name="ACE-0x7f729e4e5578"/>
        </table:table-row>
        <table:table-row table:style-name="AROW-0">
          <table:table-cell table:style-name="ACE-0x7f729e555338" office:value-type="string">
            <text:p>testshopclue@sc.com</text:p>
          </table:table-cell>
          <table:table-cell table:style-name="ACE-0x7f72aa360e70" office:value-type="float" office:value="123456">
            <text:p>123456</text:p>
          </table:table-cell>
          <table:table-cell table:style-name="ACE-0x7f72aa360e70" office:value-type="string">
            <text:p>Health is Wealth##Flash Sale##WholeSale##Computers</text:p>
          </table:table-cell>
          <table:table-cell table:style-name="ACE-0x7f72aa360f98" office:value-type="string">
            <text:p>The items were added successfully</text:p>
          </table:table-cell>
          <table:table-cell table:number-columns-repeated="4" table:style-name="ACE-0x7f72aa3608a8"/>
          <table:table-cell table:number-columns-repeated="120" table:style-name="ACE-0x7f729e4e5578"/>
        </table:table-row>
        <table:table-row table:style-name="AROW-0">
          <table:table-cell table:style-name="ACE-0x7f729e555210" office:value-type="string">
            <text:p>testshopclue@sc.com</text:p>
          </table:table-cell>
          <table:table-cell table:style-name="ACE-0x7f72aa3611e8" office:value-type="float" office:value="123456">
            <text:p>123456</text:p>
          </table:table-cell>
          <table:table-cell table:style-name="ACE-0x7f72aa3611e8"/>
          <table:table-cell table:style-name="ACE-0x7f72aa361310"/>
          <table:table-cell table:number-columns-repeated="4" table:style-name="ACE-0x7f72aa3608a8"/>
          <table:table-cell table:number-columns-repeated="120" table:style-name="ACE-0x7f729e4e557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729e4e557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729e4b79e0" table:print="false">
        <office:forms form:automatic-focus="false" form:apply-design-mode="false">
          <form:form/>
        </office:forms>
        <table:table-column table:default-cell-style-name="ACE-0x7f72aa361438" table:style-name="ACOL-3"/>
        <table:table-column table:default-cell-style-name="ACE-0x7f72aa361438" table:style-name="ACOL-4"/>
        <table:table-column table:default-cell-style-name="ACE-0x7f72aa361438" table:style-name="ACOL-5"/>
        <table:table-column table:default-cell-style-name="ACE-0x7f72aa361438" table:style-name="ACOL-6"/>
        <table:table-column table:default-cell-style-name="ACE-0x7f72aa361438" table:style-name="ACOL-7" table:number-columns-repeated="2"/>
        <table:table-column table:default-cell-style-name="ACE-0x7f72aa361438" table:style-name="ACOL-8"/>
        <table:table-column table:default-cell-style-name="ACE-0x7f72aa361438" table:style-name="ACOL-9"/>
        <table:table-column table:default-cell-style-name="ACE-0x7f729e4e56a0" table:style-name="ACOL-0" table:number-columns-repeated="120"/>
        <table:table-row table:style-name="AROW-0">
          <table:table-cell table:style-name="ACE-0x7f72aa361560" office:value-type="string">
            <text:p>User Name</text:p>
          </table:table-cell>
          <table:table-cell table:style-name="ACE-0x7f72aa361688" office:value-type="string">
            <text:p>Password</text:p>
          </table:table-cell>
          <table:table-cell table:style-name="ACE-0x7f72aa361688" office:value-type="string">
            <text:p>Category Name</text:p>
          </table:table-cell>
          <table:table-cell table:style-name="ACE-0x7f72aa3617b0" office:value-type="string">
            <text:p>Message</text:p>
          </table:table-cell>
          <table:table-cell table:number-columns-repeated="4" table:style-name="ACE-0x7f72aa361438"/>
          <table:table-cell table:number-columns-repeated="120" table:style-name="ACE-0x7f729e4e56a0"/>
        </table:table-row>
        <table:table-row table:style-name="AROW-0">
          <table:table-cell table:style-name="ACE-0x7f729e554fc0" office:value-type="string">
            <text:p>testshopclue@sc.com</text:p>
          </table:table-cell>
          <table:table-cell table:style-name="ACE-0x7f72aa361a00" office:value-type="float" office:value="123456">
            <text:p>123456</text:p>
          </table:table-cell>
          <table:table-cell table:style-name="ACE-0x7f72aa361a00" office:value-type="string">
            <text:p>Health is Wealth##Flash Sale##WholeSale##Computers</text:p>
          </table:table-cell>
          <table:table-cell table:style-name="ACE-0x7f72aa361b28" office:value-type="string">
            <text:p>The items were added successfully</text:p>
          </table:table-cell>
          <table:table-cell table:number-columns-repeated="4" table:style-name="ACE-0x7f72aa361438"/>
          <table:table-cell table:number-columns-repeated="120" table:style-name="ACE-0x7f729e4e56a0"/>
        </table:table-row>
        <table:table-row table:style-name="AROW-0">
          <table:table-cell table:style-name="ACE-0x7f729e555588" office:value-type="string">
            <text:p>testshopclue@sc.com</text:p>
          </table:table-cell>
          <table:table-cell table:style-name="ACE-0x7f72aa361d78" office:value-type="float" office:value="123456">
            <text:p>123456</text:p>
          </table:table-cell>
          <table:table-cell table:style-name="ACE-0x7f72aa361d78"/>
          <table:table-cell table:style-name="ACE-0x7f72aa361ea0"/>
          <table:table-cell table:number-columns-repeated="4" table:style-name="ACE-0x7f72aa361438"/>
          <table:table-cell table:number-columns-repeated="120" table:style-name="ACE-0x7f729e4e56a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729e4e56a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729e4cdd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29e3801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29e46c7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2a71f8d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2a71b7d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2a74276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729e4b7030" style:display-name="TestCase" style:page-layout-name="pl-0x7f729e4cdd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29e4b7220" style:display-name="AQA1_TestData" style:page-layout-name="pl-0x7f729e3801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29e4b7410" style:display-name="AQA2_TestData" style:page-layout-name="pl-0x7f729e46c7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29e4b7600" style:display-name="AQA3_TestData" style:page-layout-name="pl-0x7f72a71f8d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29e4b77f0" style:display-name="AQA4_TestData" style:page-layout-name="pl-0x7f72a71b7d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29e4b79e0" style:display-name="AQA5_TestData" style:page-layout-name="pl-0x7f72a74276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28:02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